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5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italic" style:font-style-asian="italic" style:font-name-complex="Tahoma" style:font-style-complex="italic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5" style:family="text">
      <style:text-properties fo:language="ru" fo:country="RU" fo:font-style="normal" style:font-style-asian="normal" style:font-name-complex="Tahoma" style:font-style-complex="normal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28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bold" style:font-style-asian="normal" style:font-weight-asian="bold" style:font-name-complex="Symbol1" style:font-style-complex="normal" style:font-weight-complex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1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2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3" style:family="text">
      <style:text-properties style:use-window-font-color="true" fo:language="ru" fo:country="RU" fo:font-style="normal" style:text-underline-style="none" fo:font-weight="normal" style:font-style-asian="normal" style:font-weight-asian="normal" style:font-name-complex="Symbol1" style:font-style-complex="normal" style:font-weight-complex="normal"/>
    </style:style>
    <style:style style:name="T34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5" style:family="text">
      <style:text-properties style:use-window-font-color="true" style:text-position="0% 100%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6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7" style:family="text">
      <style:text-properties style:font-name-complex="Arial"/>
    </style:style>
    <style:style style:name="T38" style:family="text">
      <style:text-properties style:text-position="0% 100%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underline-style="solid" style:text-underline-width="auto" style:text-underline-color="font-color" fo:font-weight="bold" style:font-weight-asian="bold"/>
    </style:style>
    <style:style style:name="T41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7"><text:span text:style-name="T26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6"/>
      <text:p text:style-name="P15"><text:span text:style-name="T8">Type: </text:span><text:span text:style-name="T6">BDKN-02</text:span></text:p>
      <text:p text:style-name="P16"/>
      <text:p text:style-name="P4">Neutron flux density measurement limits: <text:span text:style-name="T29">BDKN</text:span><text:span text:style-name="T31">-02</text:span><text:span text:style-name="T29">: 0.1 – 10</text:span><text:span text:style-name="T34">4</text:span><text:span text:style-name="T29"> s</text:span><text:span text:style-name="T34">-1</text:span><text:span text:style-name="T28">·</text:span><text:span text:style-name="T30">c</text:span><text:span text:style-name="T29">m</text:span><text:span text:style-name="T34">-2 </text:span><text:span text:style-name="T29">;</text:span></text:p>
      <text:p text:style-name="P7"/>
      <text:p text:style-name="P4">Measurement error: <text:span text:style-name="T40">BDKN-02: ±</text:span><text:span text:style-name="T24">20</text:span><text:span text:style-name="T40">%</text:span></text:p>
      <text:p text:style-name="P17"/>
      <text:p text:style-name="P4">Operating conditions:</text:p>
      <text:list xml:id="list5237029324926068132" text:style-name="L1">
        <text:list-item>
          <text:p text:style-name="P33"><text:span text:style-name="T14">Air temperature<text:tab/></text:span><text:span text:style-name="T37"><text:tab/><text:tab/><text:tab/>+</text:span><text:span text:style-name="T14">$temp</text:span><text:span text:style-name="T37"> °</text:span><text:span text:style-name="T14">C</text:span></text:p>
        </text:list-item>
        <text:list-item>
          <text:p text:style-name="P33"><text:span text:style-name="T14">Atmospheric pressure<text:tab/></text:span><text:span text:style-name="T14"><text:tab/><text:tab/><text:tab/>98,5 kPa</text:span></text:p>
        </text:list-item>
        <text:list-item>
          <text:p text:style-name="P33"><text:span text:style-name="T14">Relative humidity<text:tab/><text:tab/></text:span><text:span text:style-name="T14"><text:tab/><text:tab/>$vlag %</text:span></text:p>
        </text:list-item>
        <text:list-item>
          <text:p text:style-name="P34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0313358" text:continue-numbering="true" text:style-name="L1">
        <text:list-item>
          <text:p text:style-name="P35">$eng_facility_140$.</text:p>
          <text:p text:style-name="P36"><text:span text:style-name="Знак_20_примечания"><text:span text:style-name="T9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1">BDKN-02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1">Flux density</text:span> <text:span text:style-name="T11">at check point </text:span><text:span text:style-name="T35">φ</text:span><text:span text:style-name="T20">0</text:span><text:span text:style-name="T17">i</text:span> ,<text:line-break/><text:span text:style-name="T12">s</text:span><text:span text:style-name="T15">-1</text:span><text:span text:style-name="T27">·</text:span><text:span text:style-name="T12">cm</text:span><text:span text:style-name="T15">-2</text:span></text:p>
          </table:table-cell>
          <table:table-cell table:style-name="t1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$1-br1</text:p>
            <text:p text:style-name="P10"><text:span text:style-name="T36">φ</text:span><text:span text:style-name="T17">0i</text:span><text:span text:style-name="T11">=$1-fi1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1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$1-br2</text:p>
            <text:p text:style-name="P10"><text:span text:style-name="T36">φ</text:span><text:span text:style-name="T17">0i</text:span><text:span text:style-name="T11">=$1-fi2</text:span></text:p>
            <text:p text:style-name="P10">20-100</text:p>
          </table:table-cell>
          <table:table-cell table:style-name="t1.B2" office:value-type="string">
            <text:p text:style-name="P31">ИБН-8-6</text:p>
            <text:p text:style-name="P32"><text:s text:c="3"/>N010</text:p>
            <text:p text:style-name="P30"><text:span text:style-name="T11">R=1,0 </text:span><text:span text:style-name="T12">m</text:span></text:p>
            <text:p text:style-name="P32">B(R)=$1-br3</text:p>
            <text:p text:style-name="P30"><text:span text:style-name="T36">φ</text:span><text:span text:style-name="T17">0i</text:span><text:span text:style-name="T11">=$1-fi3</text:span></text:p>
            <text:p text:style-name="P31">2<text:span text:style-name="T33">·</text:span>10<text:span text:style-name="T15">2</text:span> - 10<text:span text:style-name="T15">3</text:span></text:p>
          </table:table-cell>
          <table:table-cell table:style-name="t1.F2" office:value-type="string">
            <text:p text:style-name="P31">ИБН-8-6</text:p>
            <text:p text:style-name="P32"><text:s text:c="3"/>N010</text:p>
            <text:p text:style-name="P30"><text:span text:style-name="T11">R=0,5 </text:span><text:span text:style-name="T12">m</text:span></text:p>
            <text:p text:style-name="P32">B(R)=$1-br4</text:p>
            <text:p text:style-name="P30"><text:span text:style-name="T36">φ</text:span><text:span text:style-name="T17">0i</text:span><text:span text:style-name="T11">=$1-fi4</text:span></text:p>
            <text:p text:style-name="P31">2<text:span text:style-name="T32">·</text:span>10<text:span text:style-name="T15">3</text:span> - 10<text:span text:style-name="T15">4</text:span></text:p>
          </table:table-cell>
        </table:table-row>
        <table:table-row>
          <table:table-cell table:style-name="t1.A3" office:value-type="string">
            <text:p text:style-name="P12"><text:span text:style-name="T11">Readings</text:span> <text:span text:style-name="T11">at check point</text:span> <text:s/><text:span text:style-name="T35">φ</text:span><text:span text:style-name="T20">0</text:span><text:span text:style-name="T17">i</text:span>, с<text:span text:style-name="T15">-1</text:span><text:span text:style-name="T27">·</text:span><text:span text:style-name="T16">см</text:span><text:span text:style-name="T15">-2 </text:span><text:span text:style-name="T38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1">Average readings</text:span>, <text:span text:style-name="T35">φ</text:span><text:span text:style-name="T17">i</text:span>, <text:span text:style-name="T12">s</text:span><text:span text:style-name="T15">-1</text:span><text:span text:style-name="T27">·</text:span><text:span text:style-name="T12">cm</text:span><text:span text:style-name="T15">-2</text:span></text:p>
          </table:table-cell>
          <table:table-cell table:style-name="t1.B3" office:value-type="string">
            <text:p text:style-name="P14">$<text:span text:style-name="T22">1</text:span>-00</text:p>
          </table:table-cell>
          <table:table-cell table:style-name="t1.B3" office:value-type="string">
            <text:p text:style-name="P14">$<text:span text:style-name="T22">1</text:span>-01</text:p>
          </table:table-cell>
          <table:table-cell table:style-name="t1.B3" office:value-type="string">
            <text:p text:style-name="P14">$<text:span text:style-name="T22">1</text:span>-02</text:p>
          </table:table-cell>
          <table:table-cell table:style-name="t1.B3" office:value-type="string">
            <text:p text:style-name="P14">$<text:span text:style-name="T22">1</text:span>-03</text:p>
          </table:table-cell>
          <table:table-cell table:style-name="t1.F3" office:value-type="string">
            <text:p text:style-name="P14">$<text:span text:style-name="T22">1</text:span>-04</text:p>
          </table:table-cell>
        </table:table-row>
        <table:table-row>
          <table:table-cell table:style-name="t1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5">φ</text:span><text:span text:style-name="T18">np</text:span><text:span text:style-name="T17">i</text:span>, <text:span text:style-name="T39">s</text:span><text:span text:style-name="T15">-1</text:span><text:span text:style-name="T35">·</text:span><text:span text:style-name="T39">cm</text:span><text:span text:style-name="T15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1">Confidence limit of the intrinsic relative error</text:span> <text:span text:style-name="T41">Δ</text:span><text:span text:style-name="T13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0:02:03.07</dc:date>
    <meta:print-date>2019-04-03T15:18:00</meta:print-date>
    <meta:editing-cycles>147</meta:editing-cycles>
    <meta:editing-duration>PT11H18M58S</meta:editing-duration>
    <meta:generator>OpenOffice/4.1.6$Win32 OpenOffice.org_project/416m1$Build-9790</meta:generator>
    <meta:document-statistic meta:table-count="2" meta:image-count="1" meta:object-count="0" meta:page-count="1" meta:paragraph-count="89" meta:word-count="194" meta:character-count="1325"/>
  </office:meta>
</office:document-meta>
</file>